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d766" officeooo:paragraph-rsid="000cd766"/>
    </style:style>
    <style:style style:name="T1" style:family="text">
      <style:text-properties officeooo:rsid="000cd7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pter 7: Images</text:p>
      <text:h text:style-name="Heading_20_1" text:outline-level="1">.<text:span text:style-name="T1">float-start and .float-end</text:span></text:h>
      <text:p text:style-name="P1">These two classes take the image out of the normal flow of the document. Text wraps around the image but it’s height isn’t part of the parent block level element like div.</text:p>
      <text:h text:style-name="Heading_20_1" text:outline-level="1">.<text:span text:style-name="T1">mx-auto and .d-block</text:span></text:h>
      <text:p text:style-name="P1">These two classes are required because an image is an inline element so it needs to be converted into a block level element and using margin:auto we can center the image th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8T16:48:54.797552928</meta:creation-date>
    <dc:date>2026-04-28T16:54:07.888213844</dc:date>
    <meta:editing-duration>PT5M13S</meta:editing-duration>
    <meta:editing-cycles>1</meta:editing-cycles>
    <meta:document-statistic meta:table-count="0" meta:image-count="0" meta:object-count="0" meta:page-count="1" meta:paragraph-count="5" meta:word-count="73" meta:character-count="411" meta:non-whitespace-character-count="343"/>
    <meta:generator>LibreOffice/24.2.7.2$Linux_X86_64 LibreOffice_project/420$Build-2</meta:generator>
  </office:meta>
</office:document-meta>
</file>